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1d2d5" officeooo:paragraph-rsid="0001d2d5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01d2d5" officeooo:paragraph-rsid="0001d2d5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033a77" officeooo:paragraph-rsid="00033a77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03ef64" officeooo:paragraph-rsid="0003ef64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051e59" officeooo:paragraph-rsid="00051e59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07523f" officeooo:paragraph-rsid="0007523f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07523f" officeooo:paragraph-rsid="00051e59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0759ec" officeooo:paragraph-rsid="000759ec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0890f7" officeooo:paragraph-rsid="000890f7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0a63ca" officeooo:paragraph-rsid="000a63ca"/>
    </style:style>
    <style:style style:name="P1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1d2d5" officeooo:paragraph-rsid="0001d2d5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1d2d5" officeooo:paragraph-rsid="0001d2d5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33a77" officeooo:paragraph-rsid="00033a77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3ef64" officeooo:paragraph-rsid="0003ef64"/>
    </style:style>
    <style:style style:name="P15" style:family="paragraph" style:parent-style-name="Standard">
      <style:paragraph-properties fo:text-align="start" style:justify-single-word="false" fo:break-before="page"/>
      <style:text-properties fo:color="#c9211e" loext:opacity="100%" style:font-name="Arial" style:text-underline-style="none" officeooo:rsid="0003ef64" officeooo:paragraph-rsid="0003ef64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51e59" officeooo:paragraph-rsid="00051e59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a63ca" officeooo:paragraph-rsid="000a63ca"/>
    </style:style>
    <style:style style:name="P18" style:family="paragraph" style:parent-style-name="Standard">
      <style:paragraph-properties fo:text-align="start" style:justify-single-word="false" fo:break-before="page"/>
      <style:text-properties fo:color="#c9211e" loext:opacity="100%" style:font-name="Arial" style:text-underline-style="none" officeooo:rsid="0007523f" officeooo:paragraph-rsid="0007523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51e59"/>
    </style:style>
    <style:style style:name="T3" style:family="text">
      <style:text-properties officeooo:rsid="000759ec"/>
    </style:style>
    <style:style style:name="T4" style:family="text">
      <style:text-properties officeooo:rsid="000b00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outenance de stage</text:p>
      <text:p text:style-name="P1"/>
      <text:p text:style-name="P2"/>
      <text:p text:style-name="P12">1. Déroulement</text:p>
      <text:p text:style-name="P2"/>
      <text:p text:style-name="P3">⇒ 20 min de présentation</text:p>
      <text:p text:style-name="P3"><text:tab/>⇒ 15 – 20 min d’entretien</text:p>
      <text:p text:style-name="P3"/>
      <text:p text:style-name="P3">⇒ Jury </text:p>
      <text:p text:style-name="P3"><text:tab/>⇒ maître de stage</text:p>
      <text:p text:style-name="P3"><text:tab/>⇒ tutrice ou tuteur pédagogique</text:p>
      <text:p text:style-name="P3"><text:tab/>⇒ enseignant découvrant le stage</text:p>
      <text:p text:style-name="P3"><text:tab/><text:tab/>⇒ permettre de comprendre aisément votre travail</text:p>
      <text:p text:style-name="P3"/>
      <text:p text:style-name="P3">⇒ Public </text:p>
      <text:p text:style-name="P3"><text:tab/>⇒ étudiant de S2</text:p>
      <text:p text:style-name="P2"/>
      <text:p text:style-name="P2"/>
      <text:p text:style-name="P13">2. Contenu</text:p>
      <text:p text:style-name="P3"/>
      <text:p text:style-name="P3">⇒ Aller à l’essentiel</text:p>
      <text:p text:style-name="P3"/>
      <text:p text:style-name="P3">⇒ Finalité du projet et destinataire·s</text:p>
      <text:p text:style-name="P3"/>
      <text:p text:style-name="P3">⇒ Sujet et capacité à le réaliser</text:p>
      <text:p text:style-name="P3"/>
      <text:p text:style-name="P3">⇒ Compétences informatiques</text:p>
      <text:p text:style-name="P3"><text:tab/>⇒ insister sur les difficultés surmontées</text:p>
      <text:p text:style-name="P3"/>
      <text:p text:style-name="P3">⇒ Capacité à chercher par soi-même</text:p>
      <text:p text:style-name="P3"/>
      <text:p text:style-name="P3">⇒ Aspects intéressants du/des sujet·s</text:p>
      <text:p text:style-name="P3"/>
      <text:p text:style-name="P3">⇒ Points à connaître pour comprendre cet exposé</text:p>
      <text:p text:style-name="P3"/>
      <text:p text:style-name="P3"/>
      <text:p text:style-name="P14">3. Défaut majeur</text:p>
      <text:p text:style-name="P4"/>
      <text:p text:style-name="P4">⇒ Sujet imprécis</text:p>
      <text:p text:style-name="P4"><text:tab/>⇒ Être précis et claire</text:p>
      <text:p text:style-name="P4"><text:tab/><text:tab/>⇒ Sujet, secteur d’activité de la structure, contrainte …</text:p>
      <text:p text:style-name="P4"><text:tab/></text:p>
      <text:p text:style-name="P4"><text:tab/>⇒ Vulgariser</text:p>
      <text:p text:style-name="P4"><text:tab/>⇒ Analyser</text:p>
      <text:p text:style-name="P4"><text:tab/>⇒ Expliquer clairement</text:p>
      <text:p text:style-name="P4"><text:tab/>⇒ Éviter le jargon, les mots vagues</text:p>
      <text:p text:style-name="P4"/>
      <text:p text:style-name="P4"/>
      <text:p text:style-name="P4"/>
      <text:p text:style-name="P15">4. Travail présenté sous 3 angles</text:p>
      <text:p text:style-name="P4"/>
      <text:p text:style-name="P4">⇒ Présentation des fonctionnalités créées</text:p>
      <text:p text:style-name="P4"><text:tab/>⇒ spécificités / originalité</text:p>
      <text:p text:style-name="P4"><text:tab/>⇒ qualités / défauts de leur implémentation</text:p>
      <text:p text:style-name="P4"/>
      <text:p text:style-name="P4">⇒ Mise en place de ces fonctionnalités expliquées</text:p>
      <text:p text:style-name="P4"><text:tab/>⇒ difficultés / challenges techniques mis en avant</text:p>
      <text:p text:style-name="P4"><text:tab/><text:tab/>⇒ résolus comment </text:p>
      <text:p text:style-name="P4"/>
      <text:p text:style-name="P4">⇒ Gestion du temps expliquée</text:p>
      <text:p text:style-name="P4"/>
      <text:p text:style-name="P4"/>
      <text:p text:style-name="P14">5.<text:span text:style-name="T1"> </text:span>Démonstration</text:p>
      <text:p text:style-name="P4"/>
      <text:p text:style-name="P4">⇒ Anticiper les problèmes de confidentialité</text:p>
      <text:p text:style-name="P4"/>
      <text:p text:style-name="P4">⇒ Être dynamique</text:p>
      <text:p text:style-name="P4"/>
      <text:p text:style-name="P4">⇒ Montrer le travail effectué, difficultés , spécificités de sa création</text:p>
      <text:p text:style-name="P4"/>
      <text:p text:style-name="P4">⇒ Expliquer la technique, Pas les fonctionnalités ! </text:p>
      <text:p text:style-name="P4"/>
      <text:p text:style-name="P4">⇒ Créer un scénario avec une progression</text:p>
      <text:p text:style-name="P4"/>
      <text:p text:style-name="P4">⇒ Faire une démonstration fluide et naturelle</text:p>
      <text:p text:style-name="P4"><text:tab/>⇒ Connaître </text:p>
      <text:p text:style-name="P4"><text:tab/><text:tab/>⇒ les manipulations a faire</text:p>
      <text:p text:style-name="P4"><text:tab/><text:tab/>⇒ son discours</text:p>
      <text:p text:style-name="P4"><text:tab/><text:tab/>⇒ le déroulé de la démonstration</text:p>
      <text:p text:style-name="P4"/>
      <text:p text:style-name="P4"/>
      <text:p text:style-name="P14">6. Diaporama</text:p>
      <text:p text:style-name="P4"/>
      <text:p text:style-name="P4">⇒ Essentiel du message écrit / montré ⇒ règle 1664 respectée</text:p>
      <text:p text:style-name="P4"><text:tab/><text:tab/><text:tab/><text:tab/><text:tab/><text:tab/>⇒ suffisamment de diapositive</text:p>
      <text:p text:style-name="P4"><text:tab/>⇒ Diapo pour les auditeurs et pour soi-même</text:p>
      <text:p text:style-name="P4"/>
      <text:p text:style-name="P4">⇒ Document visuel</text:p>
      <text:p text:style-name="P4"><text:tab/>⇒ 25 a 50 % <text:span text:style-name="T2">d’espace libre</text:span></text:p>
      <text:p text:style-name="P4"/>
      <text:p text:style-name="P4"><text:tab/><text:span text:style-name="T2">⇒ Diapo titre, puce, puce ⇒ lassante</text:span></text:p>
      <text:p text:style-name="P4"/>
      <text:p text:style-name="P4"/>
      <text:p text:style-name="P16">7. Discours et support en harmonie</text:p>
      <text:p text:style-name="P5"/>
      <text:p text:style-name="P7">??????</text:p>
      <text:p text:style-name="P7"/>
      <text:p text:style-name="P18">8. Plan et découpage du diaporama</text:p>
      <text:p text:style-name="P6"/>
      <text:p text:style-name="P6">⇒ Présentation du stage et de la soutenance 3 à 5 min</text:p>
      <text:p text:style-name="P6"/>
      <text:p text:style-name="P6"><text:tab/>⇒ intitulé 1 diaporama</text:p>
      <text:p text:style-name="P6"><text:tab/>⇒ Sommaire 1 diaporama</text:p>
      <text:p text:style-name="P6"><text:tab/>⇒ Intro : choix de la structure, thème abordé lors du stage 1 diaporama</text:p>
      <text:p text:style-name="P6"><text:tab/>⇒ Organisme d’accueil présenté succinctement 1 à 2 diaporama</text:p>
      <text:p text:style-name="P6"><text:tab/>⇒ Service présenté 1 diaporama</text:p>
      <text:p text:style-name="P6"/>
      <text:p text:style-name="P6"/>
      <text:p text:style-name="P6">⇒ Présentation et mise en valeur du travail</text:p>
      <text:p text:style-name="P6"><text:tab/>⇒ 10 à 14 min</text:p>
      <text:p text:style-name="P6"/>
      <text:p text:style-name="P6"><text:tab/>⇒ Thème du stage avec une problématique</text:p>
      <text:p text:style-name="P6"><text:tab/><text:tab/>⇒ Intro précise</text:p>
      <text:p text:style-name="P6"><text:tab/><text:tab/>⇒ Étude et travaux réalisés</text:p>
      <text:p text:style-name="P6"><text:tab/><text:tab/><text:tab/>⇒ apports personnels, données et méthodologie utilisées</text:p>
      <text:p text:style-name="P6"><text:tab/><text:tab/><text:tab/>⇒ raisons des principaux choix</text:p>
      <text:p text:style-name="P6"><text:tab/><text:tab/><text:span text:style-name="T3">⇒ Contexte du stage</text:span></text:p>
      <text:p text:style-name="P6"><text:tab/></text:p>
      <text:p text:style-name="P6"><text:tab/><text:span text:style-name="T3">⇒ Discussion argumentée sur les résultats</text:span></text:p>
      <text:p text:style-name="P6"/>
      <text:p text:style-name="P8"/>
      <text:p text:style-name="P9">⇒ Analyse du stage et conclusion</text:p>
      <text:p text:style-name="P9"><text:tab/>⇒ 3 à 5 min</text:p>
      <text:p text:style-name="P9"><text:tab/></text:p>
      <text:p text:style-name="P9"><text:tab/>⇒ Analyse du stage 1 à 2 diaporama</text:p>
      <text:p text:style-name="P9"><text:tab/><text:tab/>⇒ que changer si a refaire </text:p>
      <text:p text:style-name="P9"><text:tab/><text:tab/>⇒ bilan de compétences : estimer sa progression</text:p>
      <text:p text:style-name="P9"/>
      <text:p text:style-name="P9"><text:tab/>⇒ Conclusion 1 diaporama</text:p>
      <text:p text:style-name="P9"><text:tab/><text:tab/>⇒ bilan fonctionnel pour l’entreprise – mission à repréciser</text:p>
      <text:p text:style-name="P9"><text:tab/><text:tab/>⇒ apport principaux</text:p>
      <text:p text:style-name="P9"><text:tab/><text:tab/>⇒ perspective si besoin : évolutions du produit, pistes de travail de <text:tab/><text:tab/><text:tab/><text:tab/>développement pour la suite</text:p>
      <text:p text:style-name="P9"/>
      <text:p text:style-name="P17"/>
      <text:p text:style-name="P17">9. Préparation et oral</text:p>
      <text:p text:style-name="P10"/>
      <text:p text:style-name="P10">⇒ Entrainement avec un chronomètre</text:p>
      <text:p text:style-name="P10"><text:tab/>⇒ temps imparti à respecter </text:p>
      <text:p text:style-name="P10"/>
      <text:p text:style-name="P10">⇒ Tenu soignée</text:p>
      <text:p text:style-name="P10"/>
      <text:p text:style-name="P10">⇒ Ni grossièreté, ni insolence</text:p>
      <text:p text:style-name="P10"/>
      <text:p text:style-name="P10">⇒ Regards vers le public</text:p>
      <text:p text:style-name="P10"/>
      <text:p text:style-name="P10">⇒ Notes bien pensées pour ne pas lire Et ne pas avoir de trou de mémoire</text:p>
      <text:p text:style-name="P10"/>
      <text:p text:style-name="P10">⇒ Question pour vous aider SI sujet bien maîtrisé</text:p>
      <text:p text:style-name="P17"><text:soft-page-break/><text:span text:style-name="T4">10</text:span>. Évaluation</text:p>
      <text:p text:style-name="P10"/>
      <text:p text:style-name="P10">⇒ pédagogie</text:p>
      <text:p text:style-name="P10"/>
      <text:p text:style-name="P10">⇒ synthès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5:59:37.082177312</meta:creation-date>
    <dc:date>2024-03-18T16:34:48.536045901</dc:date>
    <meta:editing-duration>PT23M16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4" meta:paragraph-count="95" meta:word-count="506" meta:character-count="2954" meta:non-whitespace-character-count="2453"/>
  </office:meta>
</office:document-meta>
</file>